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6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8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26cm" svg:height="5.939cm" svg:x="1.9cm" svg:y="1.772cm">
          <draw:text-box>
            <text:p>Interface panier :<text:line-break/>$titre</text:p>
            <text:p>$id_produit</text:p>
            <text:p>$quantite</text:p>
            <text:p>ajout_panier<text:line-break/>vider_panier</text:p>
            <text:p>Montant_total</text:p>
            <text:p/>
          </draw:text-box>
        </draw:frame>
        <draw:frame draw:style-name="gr2" draw:text-style-name="P1" draw:layer="layout" svg:width="6.393cm" svg:height="6.65cm" svg:x="14.348cm" svg:y="22.034cm">
          <draw:text-box>
            <text:p>Class Panier</text:p>
            <text:p>-Contructeur</text:p>
            <text:p>-destructeur<text:line-break/>-ajout_panier()</text:p>
            <text:p>-vider_panier()</text:p>
          </draw:text-box>
        </draw:frame>
        <draw:frame draw:style-name="gr3" draw:text-style-name="P1" draw:layer="layout" svg:width="5.751cm" svg:height="2.8cm" svg:x="1.249cm" svg:y="11.1cm">
          <draw:text-box>
            <text:p>Interface paiement</text:p>
            <text:p>-payer (private?)</text:p>
          </draw:text-box>
        </draw:frame>
        <draw:frame draw:style-name="gr4" draw:text-style-name="P1" draw:layer="layout" svg:width="10.222cm" svg:height="12.111cm" svg:x="10.3cm" svg:y="9.1cm">
          <draw:text-box>
            <text:p>Interface utilisateurs</text:p>
            <text:p>$elevation;(admin, membre, invité)</text:p>
            <text:p>$pseudo ;</text:p>
            <text:p>$nom ;</text:p>
            <text:p>$prenom ;</text:p>
            <text:p>$email ;</text:p>
            <text:p>$mdp ;</text:p>
            <text:p>$sexe(civilité) ;</text:p>
            <text:p>$ville ;</text:p>
            <text:p>$code postal ;</text:p>
            <text:p>$adress ;</text:p>
            <text:p/>
            <text:p>Modifier_InfoPerso() ;</text:p>
            <text:p>Afficher_Info() </text:p>
            <text:p>Déconnexion;</text:p>
            <text:p/>
          </draw:text-box>
        </draw:frame>
        <draw:frame draw:style-name="gr5" draw:text-style-name="P1" draw:layer="layout" svg:width="6.446cm" svg:height="5.939cm" svg:x="1.154cm" svg:y="14.261cm">
          <draw:text-box>
            <text:p>Class Controleur ;</text:p>
            <text:p>Controle_Connection</text:p>
            <text:p>Controle_etilco </text:p>
            <text:p>Controle_stock</text:p>
            <text:p>Controle_inscription</text:p>
            <text:p>Controle_elevation</text:p>
            <text:p/>
            <text:p/>
          </draw:text-box>
        </draw:frame>
        <draw:frame draw:style-name="gr1" draw:text-style-name="P1" draw:layer="layout" svg:width="5.705cm" svg:height="8.072cm" svg:x="0.795cm" svg:y="20.6cm">
          <draw:text-box>
            <text:p>Interface Produit</text:p>
            <text:p>$id_produit</text:p>
            <text:p>$titre</text:p>
            <text:p>$categorie</text:p>
            <text:p>$couleur</text:p>
            <text:p>$taille</text:p>
            <text:p>$photo</text:p>
            <text:p>$description</text:p>
            <text:p>$prix</text:p>
            <text:p>$quantite</text:p>
            <text:p>Afficher_produit() ;</text:p>
          </draw:text-box>
        </draw:frame>
        <draw:frame draw:style-name="gr1" draw:text-style-name="P1" draw:layer="layout" svg:width="9.654cm" svg:height="4.517cm" svg:x="6.5cm" svg:y="24.1cm">
          <draw:text-box>
            <text:p>Class admin</text:p>
            <text:p>Suppresion produit</text:p>
            <text:p>Ajout produit</text:p>
            <text:p>Supprimer_utilisateur</text:p>
            <text:p>Ajouter_utilisateur(même admin)</text:p>
            <text:p/>
          </draw:text-box>
        </draw:frame>
        <draw:frame draw:style-name="gr1" draw:text-style-name="P1" draw:layer="layout" svg:width="4.126cm" svg:height="1.673cm" svg:x="1.374cm" svg:y="8.6cm">
          <draw:text-box>
            <text:p>Class Debug</text:p>
            <text:p>-Debug() ;</text:p>
          </draw:text-box>
        </draw:frame>
        <draw:frame draw:style-name="gr6" draw:text-style-name="P1" draw:layer="layout" svg:width="6.662cm" svg:height="3.8cm" svg:x="6.3cm" svg:y="20.4cm">
          <draw:text-box>
            <text:p>Class Observateur</text:p>
            <text:p>Suveillequantiterstock</text:p>
            <text:p>SurveilleEventPayer</text:p>
            <text:p>SurveilleDec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3:51:32.508821401</meta:creation-date>
    <dc:date>2017-03-14T15:15:00.133844326</dc:date>
    <meta:editing-duration>PT50M36S</meta:editing-duration>
    <meta:editing-cycles>3</meta:editing-cycles>
    <meta:generator>LibreOffice/5.1.6.2$Linux_X86_64 LibreOffice_project/10m0$Build-2</meta:generator>
    <meta:document-statistic meta:object-count="9"/>
  </office:meta>
</office:document-meta>
</file>